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7b59" draw:textarea-vertical-align="middle" draw:auto-grow-height="false" fo:min-height="0.423cm" fo:min-width="2.085cm"/>
    </style:style>
    <style:style style:name="gr2" style:family="graphic" style:parent-style-name="standard">
      <style:graphic-properties draw:textarea-horizontal-align="justify" draw:textarea-vertical-align="middle" draw:auto-grow-height="false" fo:min-height="1.815cm" fo:min-width="2.9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76cm" fo:min-width="2.834cm"/>
    </style:style>
    <style:style style:name="gr4" style:family="graphic" style:parent-style-name="standard">
      <style:graphic-properties draw:textarea-horizontal-align="justify" draw:textarea-vertical-align="middle" draw:auto-grow-height="false" fo:min-height="1.815cm" fo:min-width="2.93cm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655cm" fo:min-width="4.834cm"/>
    </style:style>
    <style:style style:name="gr10" style:family="graphic" style:parent-style-name="standard">
      <style:graphic-properties draw:fill="none" draw:fill-color="#cccccc" draw:textarea-horizontal-align="justify" draw:textarea-vertical-align="middle" draw:auto-grow-height="false" fo:min-height="0.512cm" fo:min-width="17.39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4cm" style:use-optimal-row-height="false"/>
    </style:style>
    <style:style style:name="P1" style:family="paragraph">
      <loext:graphic-properties draw:fill="solid" draw:fill-color="#ff7b59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cccccc"/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937cm" svg:height="1.651cm" svg:x="5.305cm" svg:y="2.334cm">
            <text:p/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3.429cm" svg:height="3.302cm" svg:x="11.147cm" svg:y="1.50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3" draw:layer="layout" svg:width="3.81cm" svg:height="1.651cm" svg:x="17.116cm" svg:y="2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3" draw:layer="layout" svg:width="3.429cm" svg:height="3.302cm" svg:x="23.339cm" svg:y="1.50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5" draw:text-style-name="P4" draw:layer="layout" svg:width="2.54cm" svg:height="1.673cm" svg:x="2.143cm" svg:y="2.697cm">
            <draw:text-box>
              <text:p>Time 1</text:p>
            </draw:text-box>
          </draw:frame>
          <draw:frame draw:style-name="gr6" draw:text-style-name="P4" draw:layer="layout" svg:width="4.699cm" svg:height="1.27cm" svg:x="4.983cm" svg:y="5.47cm">
            <draw:text-box>
              <text:p>Data Stream</text:p>
            </draw:text-box>
          </draw:frame>
          <draw:frame draw:style-name="gr5" draw:text-style-name="P4" draw:layer="layout" svg:width="5.28cm" svg:height="1.673cm" svg:x="10.76cm" svg:y="5.372cm">
            <draw:text-box>
              <text:p>Micro-batch #1</text:p>
            </draw:text-box>
          </draw:frame>
          <draw:frame draw:style-name="gr5" draw:text-style-name="P4" draw:layer="layout" svg:width="5.28cm" svg:height="1.673cm" svg:x="23.26cm" svg:y="5.269cm">
            <draw:text-box>
              <text:p>Output #1</text:p>
            </draw:text-box>
          </draw:frame>
          <draw:frame draw:style-name="gr5" draw:text-style-name="P4" draw:layer="layout" svg:width="5.207cm" svg:height="1.673cm" svg:x="16.756cm" svg:y="5.269cm">
            <draw:text-box>
              <text:p>Transformations</text:p>
            </draw:text-box>
          </draw:frame>
        </draw:g>
        <draw:g>
          <draw:custom-shape draw:style-name="gr1" draw:text-style-name="P1" draw:layer="layout" svg:width="3.937cm" svg:height="1.651cm" svg:x="5.179cm" svg:y="7.934cm">
            <text:p/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3.429cm" svg:height="3.302cm" svg:x="11.021cm" svg:y="7.10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3" draw:layer="layout" svg:width="3.81cm" svg:height="1.651cm" svg:x="16.99cm" svg:y="7.9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3" draw:layer="layout" svg:width="3.429cm" svg:height="3.302cm" svg:x="23.213cm" svg:y="7.10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5" draw:text-style-name="P4" draw:layer="layout" svg:width="2.54cm" svg:height="1.673cm" svg:x="2.017cm" svg:y="8.297cm">
            <draw:text-box>
              <text:p>Time 2</text:p>
            </draw:text-box>
          </draw:frame>
          <draw:frame draw:style-name="gr6" draw:text-style-name="P4" draw:layer="layout" svg:width="4.699cm" svg:height="1.27cm" svg:x="4.857cm" svg:y="11.07cm">
            <draw:text-box>
              <text:p>Data Stream</text:p>
            </draw:text-box>
          </draw:frame>
          <draw:frame draw:style-name="gr5" draw:text-style-name="P4" draw:layer="layout" svg:width="5.28cm" svg:height="1.673cm" svg:x="10.634cm" svg:y="10.972cm">
            <draw:text-box>
              <text:p>Micro-batch #2</text:p>
            </draw:text-box>
          </draw:frame>
          <draw:frame draw:style-name="gr5" draw:text-style-name="P4" draw:layer="layout" svg:width="5.28cm" svg:height="1.673cm" svg:x="23.134cm" svg:y="10.869cm">
            <draw:text-box>
              <text:p>Output #2</text:p>
            </draw:text-box>
          </draw:frame>
          <draw:frame draw:style-name="gr5" draw:text-style-name="P4" draw:layer="layout" svg:width="5.207cm" svg:height="1.673cm" svg:x="16.63cm" svg:y="10.869cm">
            <draw:text-box>
              <text:p>Transformations</text:p>
            </draw:text-box>
          </draw:frame>
        </draw:g>
        <draw:g>
          <draw:custom-shape draw:style-name="gr1" draw:text-style-name="P1" draw:layer="layout" svg:width="3.937cm" svg:height="1.651cm" svg:x="5.18cm" svg:y="14.434cm">
            <text:p/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3.429cm" svg:height="3.302cm" svg:x="11.022cm" svg:y="13.60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3" draw:layer="layout" svg:width="3.81cm" svg:height="1.651cm" svg:x="16.991cm" svg:y="14.4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3" draw:layer="layout" svg:width="3.429cm" svg:height="3.302cm" svg:x="23.214cm" svg:y="13.60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5" draw:text-style-name="P4" draw:layer="layout" svg:width="2.54cm" svg:height="1.673cm" svg:x="2.018cm" svg:y="14.797cm">
            <draw:text-box>
              <text:p>Time 3</text:p>
            </draw:text-box>
          </draw:frame>
          <draw:frame draw:style-name="gr6" draw:text-style-name="P4" draw:layer="layout" svg:width="4.699cm" svg:height="1.27cm" svg:x="4.858cm" svg:y="17.57cm">
            <draw:text-box>
              <text:p>Data Stream</text:p>
            </draw:text-box>
          </draw:frame>
          <draw:frame draw:style-name="gr5" draw:text-style-name="P4" draw:layer="layout" svg:width="5.28cm" svg:height="1.673cm" svg:x="10.635cm" svg:y="17.472cm">
            <draw:text-box>
              <text:p>Micro-batch #3</text:p>
            </draw:text-box>
          </draw:frame>
          <draw:frame draw:style-name="gr5" draw:text-style-name="P4" draw:layer="layout" svg:width="5.28cm" svg:height="1.673cm" svg:x="23.135cm" svg:y="17.369cm">
            <draw:text-box>
              <text:p>Output #3</text:p>
            </draw:text-box>
          </draw:frame>
          <draw:frame draw:style-name="gr5" draw:text-style-name="P4" draw:layer="layout" svg:width="5.207cm" svg:height="1.673cm" svg:x="16.631cm" svg:y="17.369cm">
            <draw:text-box>
              <text:p>Transformations</text:p>
            </draw:text-box>
          </draw:frame>
        </draw:g>
        <draw:line draw:style-name="gr7" draw:text-style-name="P5" draw:layer="layout" svg:x1="1.254cm" svg:y1="6.588cm" svg:x2="28.432cm" svg:y2="6.461cm">
          <text:p/>
        </draw:line>
        <draw:line draw:style-name="gr7" draw:text-style-name="P5" draw:layer="layout" svg:x1="1.254cm" svg:y1="12.789cm" svg:x2="28.432cm" svg:y2="12.662cm">
          <text:p/>
        </draw:line>
      </draw:page>
      <draw:page draw:name="page2" draw:style-name="dp1" draw:master-page-name="Default">
        <draw:custom-shape draw:style-name="gr4" draw:text-style-name="P3" draw:layer="layout" svg:width="3.429cm" svg:height="3.302cm" svg:x="6.334cm" svg:y="4.04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layer="layout" svg:width="3.81cm" svg:height="1.651cm" svg:x="12.303cm" svg:y="4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3.429cm" svg:height="3.302cm" svg:x="18.526cm" svg:y="3.79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draw:layer="layout" svg:width="2.159cm" svg:height="1.397cm" svg:x="6.704cm" svg:y="8.493cm">
          <draw:text-box>
            <text:p>Input</text:p>
          </draw:text-box>
        </draw:frame>
        <draw:frame draw:style-name="gr5" draw:text-style-name="P4" draw:layer="layout" svg:width="5.334cm" svg:height="1.673cm" svg:x="11.968cm" svg:y="8.471cm">
          <draw:text-box>
            <text:p>Transformations</text:p>
          </draw:text-box>
        </draw:frame>
        <draw:frame draw:style-name="gr5" draw:text-style-name="P4" draw:layer="layout" svg:width="5.334cm" svg:height="1.673cm" svg:x="19.368cm" svg:y="8.472cm">
          <draw:text-box>
            <text:p>Output</text:p>
          </draw:text-box>
        </draw:frame>
      </draw:page>
      <draw:page draw:name="page3" draw:style-name="dp1" draw:master-page-name="Default">
        <draw:custom-shape draw:style-name="gr1" draw:text-style-name="P1" draw:layer="layout" svg:width="3.937cm" svg:height="1.651cm" svg:x="3.54cm" svg:y="2.77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6" draw:text-style-name="P4" draw:layer="layout" svg:width="4.191cm" svg:height="1.27cm" svg:x="3.045cm" svg:y="4.992cm">
          <draw:text-box>
            <text:p>Data Stream</text:p>
          </draw:text-box>
        </draw:frame>
        <draw:frame draw:style-name="standard" draw:layer="layout" svg:width="14.098cm" svg:height="14.002cm" svg:x="11.395cm" svg:y="2.2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Batch</text:p>
              </table:table-cell>
              <table:table-cell>
                <text:p>Value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/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A</text:p>
              </table:table-cell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B</text:p>
              </table:table-cell>
            </table:table-row>
            <table:table-row table:style-name="ro1" table:default-cell-style-name="gray1">
              <table:table-cell>
                <text:p>3</text:p>
              </table:table-cell>
              <table:table-cell>
                <text:p>C</text:p>
              </table:table-cell>
            </table:table-row>
            <table:table-row table:style-name="ro2" table:default-cell-style-name="gray2">
              <table:table-cell>
                <text:p>4</text:p>
              </table:table-cell>
              <table:table-cell>
                <text:p>D</text:p>
              </table:table-cell>
            </table:table-row>
            <table:table-row table:style-name="ro2" table:default-cell-style-name="gray1"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4" draw:style-name="dp1" draw:master-page-name="Default">
        <draw:custom-shape draw:style-name="gr9" draw:text-style-name="P3" draw:layer="layout" svg:width="5.334cm" svg:height="1.905cm" svg:x="3.483cm" svg:y="12.34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334cm" svg:height="1.905cm" svg:x="9.017cm" svg:y="9.9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334cm" svg:height="1.905cm" svg:x="14.483cm" svg:y="7.6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0.447cm" svg:height="1.524cm" svg:x="4.048cm" svg:y="15.478cm">
          <text:p text:style-name="P3">Tim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" draw:text-style-name="P5" draw:layer="layout" svg:x1="3.448cm" svg:y1="12.063cm" svg:x2="25.546cm" svg:y2="12.19cm">
          <text:p/>
        </draw:line>
        <draw:line draw:style-name="gr7" draw:text-style-name="P5" draw:layer="layout" svg:x1="3.448cm" svg:y1="9.664cm" svg:x2="25.546cm" svg:y2="9.791cm">
          <text:p/>
        </draw:line>
        <draw:line draw:style-name="gr7" draw:text-style-name="P5" draw:layer="layout" svg:x1="3.448cm" svg:y1="7.365cm" svg:x2="25.546cm" svg:y2="7.492cm">
          <text:p/>
        </draw:line>
        <draw:line draw:style-name="gr7" draw:text-style-name="P5" draw:layer="layout" svg:x1="3.448cm" svg:y1="5.066cm" svg:x2="25.546cm" svg:y2="5.193cm">
          <text:p/>
        </draw:line>
        <draw:line draw:style-name="gr7" draw:text-style-name="P5" draw:layer="layout" svg:x1="3.448cm" svg:y1="14.567cm" svg:x2="25.546cm" svg:y2="14.694cm">
          <text:p/>
        </draw:line>
        <draw:custom-shape draw:style-name="gr9" draw:text-style-name="P3" draw:layer="layout" svg:width="5.334cm" svg:height="1.905cm" svg:x="19.983cm" svg:y="5.344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0.033cm" svg:height="2.032cm" svg:x="9.255cm" svg:y="2.143cm">
          <draw:text-box>
            <text:p text:style-name="P7"><text:span text:style-name="T1">Tumbling Window</text:span></text:p>
          </draw:text-box>
        </draw:frame>
      </draw:page>
      <draw:page draw:name="page5" draw:style-name="dp1" draw:master-page-name="Default">
        <draw:custom-shape draw:style-name="gr9" draw:text-style-name="P3" draw:layer="layout" svg:width="5.334cm" svg:height="1.905cm" svg:x="3.483cm" svg:y="12.34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334cm" svg:height="1.905cm" svg:x="6.117cm" svg:y="9.9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334cm" svg:height="1.905cm" svg:x="8.883cm" svg:y="7.6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0.447cm" svg:height="1.524cm" svg:x="4.048cm" svg:y="15.478cm">
          <text:p text:style-name="P3">Tim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" draw:text-style-name="P5" draw:layer="layout" svg:x1="3.448cm" svg:y1="12.063cm" svg:x2="25.546cm" svg:y2="12.19cm">
          <text:p/>
        </draw:line>
        <draw:line draw:style-name="gr7" draw:text-style-name="P5" draw:layer="layout" svg:x1="3.448cm" svg:y1="9.664cm" svg:x2="25.546cm" svg:y2="9.791cm">
          <text:p/>
        </draw:line>
        <draw:line draw:style-name="gr7" draw:text-style-name="P5" draw:layer="layout" svg:x1="3.448cm" svg:y1="7.365cm" svg:x2="25.546cm" svg:y2="7.492cm">
          <text:p/>
        </draw:line>
        <draw:line draw:style-name="gr7" draw:text-style-name="P5" draw:layer="layout" svg:x1="3.448cm" svg:y1="5.066cm" svg:x2="25.546cm" svg:y2="5.193cm">
          <text:p/>
        </draw:line>
        <draw:line draw:style-name="gr7" draw:text-style-name="P5" draw:layer="layout" svg:x1="3.448cm" svg:y1="14.567cm" svg:x2="25.546cm" svg:y2="14.694cm">
          <text:p/>
        </draw:line>
        <draw:custom-shape draw:style-name="gr9" draw:text-style-name="P3" draw:layer="layout" svg:width="5.334cm" svg:height="1.905cm" svg:x="11.683cm" svg:y="5.344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0.033cm" svg:height="2.032cm" svg:x="9.255cm" svg:y="2.143cm">
          <draw:text-box>
            <text:p text:style-name="P7"><text:span text:style-name="T1">Sliding Window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2T16:19:14.786182033</meta:creation-date>
    <dc:date>2022-09-24T10:27:18.893015637</dc:date>
    <meta:editing-duration>PT3H19M19S</meta:editing-duration>
    <meta:editing-cycles>5</meta:editing-cycles>
    <meta:generator>LibreOffice/6.4.7.2$Linux_X86_64 LibreOffice_project/40$Build-2</meta:generator>
    <meta:document-statistic meta:object-count="63"/>
  </office:meta>
</office:document-meta>
</file>